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AndMethod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ControllerTests.initServlet( final Class &lt; ? &gt; controller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ype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Impl.doIt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glibProxyControllerTests.createWebApplicationContext( @ Nullable WebApplication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glibProxyControllerTests.typeAndMetho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glibProxyControllerTests.type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glibProxyControllerTests.method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